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5" style:family="graphic" style:parent-style-name="objectwithoutfill">
      <style:graphic-properties draw:marker-start="Arrow" draw:marker-start-width="0.203cm" draw:marker-end="Arrow" draw:marker-end-width="0.203cm" draw:fill="none" draw:textarea-vertical-align="middle"/>
    </style:style>
    <style:style style:name="gr6" style:family="graphic" style:parent-style-name="objectwithoutfill">
      <style:graphic-properties draw:marker-start="Arrow" draw:marker-end="Arrow" draw:marker-end-width="0.203cm" draw:fill="none" draw:textarea-vertical-align="middle"/>
    </style:style>
    <style:style style:name="gr7" style:family="graphic" style:parent-style-name="objectwithoutfill">
      <style:graphic-properties draw:marker-start="Arrow" draw:marker-start-width="0.305cm" draw:marker-end="Arrow" draw:marker-end-width="0.305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outline1">
      <style:graphic-properties fo:min-height="12.18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32pt" style:text-underline-style="solid" style:text-underline-width="auto" style:text-underline-color="font-color"/>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 text:style-name="P1"><text:span text:style-name="T1">Kindsicher</text:span></text:p>
            <text:p text:style-name="P1"><text:span text:style-name="T1"/></text:p>
            <text:p text:style-name="P1"><text:span text:style-name="T2">Chaitu Achan</text:span></text:p>
            <text:p text:style-name="P1"><text:span text:style-name="T2">Philip Lundrigan</text:span></text:p>
            <text:p text:style-name="P1"><text:span text:style-name="T2">Christian Schreiner</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2" text:id="id2" text:style-name="P5">Children encounter content that </text:p>
            <text:list text:style-name="L2">
              <text:list-item>
                <text:p text:style-name="P5">They cannot handle</text:p>
              </text:list-item>
              <text:list-item>
                <text:p text:style-name="P5">Exploits them</text:p>
                <text:p text:style-name="P5"/>
              </text:list-item>
            </text:list>
            <text:p text:style-name="P5">And parents cannot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5">Focus: identify “bad” content and deny it</text:span></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6.459cm" svg:x="1.4cm" svg:y="3.614cm" presentation:class="subtitle" presentation:user-transformed="true">
          <draw:text-box>
            <text:p xml:id="id4" text:id="id4" text:style-name="P5"><text:span text:style-name="T5">Classify content (often with some human aid)</text:span></text:p>
            <text:list text:style-name="L1">
              <text:list-item>
                <text:p text:style-name="P5"><text:span text:style-name="T5">e.g. OpenDNS</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927cm" svg:x="1.4cm" svg:y="4.88cm" presentation:class="subtitle" presentation:user-transformed="true">
          <draw:text-box>
            <text:p xml:id="id5" text:id="id5" text:style-name="P7"><text:span text:style-name="T6">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Frustration feeds denial... or paranoia</text:p>
          </draw:text-box>
        </draw:frame>
        <draw:frame presentation:style-name="pr8" draw:layer="layout" svg:width="25.199cm" svg:height="15.655cm" svg:x="1.4cm" svg:y="4.914cm" presentation:class="outline" presentation:user-transformed="true">
          <draw:text-box>
            <text:list text:style-name="L3">
              <text:list-item>
                <text:p>“Filtering content would be unethical”</text:p>
              </text:list-item>
              <text:list-item>
                <text:p>“I've raised my children to be able to handle everything”</text:p>
              </text:list-item>
              <text:list-item>
                <text:p>“It is a risk we have to run these days.”</text:p>
              </text:list-item>
              <text:list-item>
                <text:p>“It won't happen to us.”</text:p>
              </text:list-item>
            </text:list>
            <text:p>Or</text:p>
            <text:list text:continue-numbering="true" text:style-name="L3">
              <text:list-item>
                <text:p>“I just don't let my children use a computer at all unless I'm standing over their shoulder.”</text:p>
              </text:list-item>
              <text:list-item>
                <text:p>“The Internet is just full of bad things. <text:s/>We don't even have a computer.”</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5.193cm" svg:x="1.4cm" svg:y="4.247cm" presentation:class="subtitle" presentation:user-transformed="true">
          <draw:text-box>
            <text:p xml:id="id7" text:id="id7" text:style-name="P5"><text:span text:style-name="T5">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list-item>
              <text:list-item>
                <text:p text:style-name="P5"><text:span text:style-name="T5">Visit Grandpa's blog in India</text:span></text:p>
              </text:list-item>
              <text:list-item>
                <text:p text:style-name="P5"><text:span text:style-name="T5">Visit a few trusted game sites</text:span></text:p>
              </text:list-item>
              <text:list-item>
                <text:p text:style-name="P5"><text:span text:style-name="T5">Visit Weather Underground</text:span></text:p>
              </text:list-item>
              <text:list-item>
                <text:p text:style-name="P5"><text:span text:style-name="T5">Visit sites related to our faith</text:span></text:p>
              </text:list-item>
              <text:list-item>
                <text:p text:style-name="P5"><text:span text:style-name="T5">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mplementation</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4" draw:text-style-name="P7" draw:layer="layout" svg:x1="5.588cm" svg:y1="14.986cm" svg:x2="5.588cm" svg:y2="12.454cm">
          <text:p/>
        </draw:line>
        <draw:line draw:style-name="gr5" draw:text-style-name="P7" draw:layer="layout" svg:x1="11.176cm" svg:y1="14.986cm" svg:x2="11.176cm" svg:y2="14cm">
          <text:p/>
        </draw:line>
        <draw:line draw:style-name="gr6" draw:text-style-name="P7" draw:layer="layout" svg:x1="15.24cm" svg:y1="14.986cm" svg:x2="15.24cm" svg:y2="14cm">
          <text:p/>
        </draw:line>
        <draw:line draw:style-name="gr6" draw:text-style-name="P7" draw:layer="layout" svg:x1="8.89cm" svg:y1="11.692cm" svg:x2="8.89cm" svg:y2="10.922cm">
          <text:p/>
        </draw:line>
        <draw:line draw:style-name="gr7" draw:text-style-name="P7" draw:layer="layout" svg:x1="8.89cm" svg:y1="10.16cm" svg:x2="8.89cm" svg:y2="8.636cm">
          <text:p/>
        </draw:line>
        <draw:line draw:style-name="gr6" draw:text-style-name="P7" draw:layer="layout" svg:x1="19.812cm" svg:y1="14.986cm" svg:x2="19.812cm" svg:y2="14cm">
          <text:p/>
        </draw:line>
        <draw:line draw:style-name="gr6" draw:text-style-name="P7" draw:layer="layout" svg:x1="13.208cm" svg:y1="13.238cm" svg:x2="13.208cm" svg:y2="12.454cm">
          <text:p/>
        </draw:line>
        <draw:frame draw:style-name="gr8" draw:layer="layout" svg:width="1.954cm" svg:height="0.962cm" svg:x="22.352cm" svg:y="16.256cm">
          <draw:text-box>
            <text:p>Et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8" text:id="id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6.459cm" svg:x="1.4cm" svg:y="3.614cm" presentation:class="subtitle" presentation:user-transformed="true">
          <draw:text-box>
            <text:p xml:id="id9" text:id="id9" text:style-name="P1">Internal:</text:p>
            <text:p text:style-name="P1"/>
            <text:list text:style-name="L1">
              <text:list-item>
                <text:p text:style-name="P6">Child enters an internet address into web browser (e.g. http://155.97.137.55)</text:p>
                <text:list>
                  <text:list-item>
                    <text:p text:style-name="P6">No advantage unless parents approved the address</text:p>
                  </text:list-item>
                </text:list>
              </text:list-item>
              <text:list-item>
                <text:p text:style-name="P6">Problem teenager rearranges network wiring</text:p>
                <text:list>
                  <text:list-item>
                    <text:p text:style-name="P6">May require parents putting Kindsicher server, ethernet hub and modem in a locked cabinet</text:p>
                  </text:list-item>
                </text:list>
              </text:list-item>
              <text:list-item>
                <text:p text:style-name="P6"><text:s/>Friend brings laptop or tablet to home</text:p>
                <text:list>
                  <text:list-item>
                    <text:p text:style-name="P6">No advantage, Kindsicher is implemented as part of network infrastructure, no “client” component need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cm" presentation:class="subtitle" presentation:user-transformed="true">
          <draw:text-box>
            <text:p xml:id="id10" text:id="id10">Internal:</text:p>
            <text:p/>
            <text:list text:style-name="L1">
              <text:list-item>
                <text:p text:style-name="P5"><text:span text:style-name="T7">Child goes to friend's house or library</text:span></text:p>
                <text:list>
                  <text:list-item>
                    <text:p text:style-name="P5"><text:span text:style-name="T7">Physical absence creates other telltales</text:span></text:p>
                    <text:p text:style-name="P5"><text:span text:style-name="T7"/></text:p>
                    <text:p text:style-name="P5"><text:span text:style-name="T7"/></text:p>
                    <text:p text:style-name="P7"><text:span text:style-name="T7">No tool can substitute for parenting.</text:span></text:p>
                    <text:p text:style-name="P7"><text:span text:style-name="T7"/></text:p>
                    <text:p text:style-name="P7"><text:span text:style-name="T7">Goal: 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1H48M22S</meta:editing-duration>
    <meta:editing-cycles>15</meta:editing-cycles>
    <dc:date>2014-12-09T11:08:11</dc:date>
    <dc:creator>Christian Schreiner</dc:creator>
    <meta:generator>LibreOffice/3.5$Linux_X86_64 LibreOffice_project/350m1$Build-2</meta:generator>
    <meta:document-statistic meta:object-count="94"/>
  </office:meta>
</office:document-meta>
</file>